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fa99" officeooo:paragraph-rsid="000afa99"/>
    </style:style>
    <style:style style:name="P2" style:family="paragraph" style:parent-style-name="Standard">
      <style:paragraph-properties fo:text-align="center" style:justify-single-word="false"/>
      <style:text-properties officeooo:rsid="000b21be" officeooo:paragraph-rsid="000b21be"/>
    </style:style>
    <style:style style:name="P3" style:family="paragraph" style:parent-style-name="Standard">
      <style:paragraph-properties fo:text-align="start" style:justify-single-word="false"/>
      <style:text-properties officeooo:rsid="000b21be" officeooo:paragraph-rsid="000b21be"/>
    </style:style>
    <style:style style:name="P4" style:family="paragraph" style:parent-style-name="Standard">
      <style:paragraph-properties fo:text-align="start" style:justify-single-word="false"/>
      <style:text-properties officeooo:rsid="000b21be" officeooo:paragraph-rsid="000f7fc9"/>
    </style:style>
    <style:style style:name="P5" style:family="paragraph" style:parent-style-name="Standard">
      <style:paragraph-properties fo:text-align="start" style:justify-single-word="false"/>
      <style:text-properties officeooo:rsid="00100e81" officeooo:paragraph-rsid="00100e81"/>
    </style:style>
    <style:style style:name="P6" style:family="paragraph" style:parent-style-name="Standard">
      <style:paragraph-properties fo:text-align="start" style:justify-single-word="false"/>
      <style:text-properties officeooo:rsid="00102c18" officeooo:paragraph-rsid="00102c18"/>
    </style:style>
    <style:style style:name="P7" style:family="paragraph" style:parent-style-name="Standard">
      <style:paragraph-properties fo:text-align="start" style:justify-single-word="false"/>
      <style:text-properties officeooo:rsid="00120788" officeooo:paragraph-rsid="00120788"/>
    </style:style>
    <style:style style:name="P8" style:family="paragraph" style:parent-style-name="Standard">
      <style:paragraph-properties fo:text-align="start" style:justify-single-word="false"/>
      <style:text-properties officeooo:rsid="00120788" officeooo:paragraph-rsid="001b15a3"/>
    </style:style>
    <style:style style:name="P9" style:family="paragraph" style:parent-style-name="Standard">
      <style:paragraph-properties fo:text-align="start" style:justify-single-word="false"/>
      <style:text-properties officeooo:rsid="00125202" officeooo:paragraph-rsid="00125202"/>
    </style:style>
    <style:style style:name="P1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afa99" officeooo:paragraph-rsid="000afa99"/>
    </style:style>
    <style:style style:name="T1" style:family="text">
      <style:text-properties officeooo:rsid="000b85f4"/>
    </style:style>
    <style:style style:name="T2" style:family="text">
      <style:text-properties officeooo:rsid="000d53fc"/>
    </style:style>
    <style:style style:name="T3" style:family="text">
      <style:text-properties officeooo:rsid="000ef73e"/>
    </style:style>
    <style:style style:name="T4" style:family="text">
      <style:text-properties officeooo:rsid="000f7fc9"/>
    </style:style>
    <style:style style:name="T5" style:family="text">
      <style:text-properties officeooo:rsid="00131e24"/>
    </style:style>
    <style:style style:name="T6" style:family="text">
      <style:text-properties officeooo:rsid="0014f06e"/>
    </style:style>
    <style:style style:name="T7" style:family="text">
      <style:text-properties officeooo:rsid="00154f21"/>
    </style:style>
    <style:style style:name="T8" style:family="text">
      <style:text-properties officeooo:rsid="0015e8fd"/>
    </style:style>
    <style:style style:name="T9" style:family="text">
      <style:text-properties officeooo:rsid="0017115b"/>
    </style:style>
    <style:style style:name="T10" style:family="text">
      <style:text-properties officeooo:rsid="00173929"/>
    </style:style>
    <style:style style:name="T11" style:family="text">
      <style:text-properties officeooo:rsid="00178e19"/>
    </style:style>
    <style:style style:name="T12" style:family="text">
      <style:text-properties officeooo:rsid="00181ef2"/>
    </style:style>
    <style:style style:name="T13" style:family="text">
      <style:text-properties officeooo:rsid="0018847f"/>
    </style:style>
    <style:style style:name="T14" style:family="text">
      <style:text-properties officeooo:rsid="0019323a"/>
    </style:style>
    <style:style style:name="T15" style:family="text">
      <style:text-properties officeooo:rsid="001a5b0a"/>
    </style:style>
    <style:style style:name="T16" style:family="text">
      <style:text-properties officeooo:rsid="001b15a3"/>
    </style:style>
    <style:style style:name="T17" style:family="text">
      <style:text-properties officeooo:rsid="001b68cf"/>
    </style:style>
    <style:style style:name="T18" style:family="text">
      <style:text-properties officeooo:rsid="001c2f96"/>
    </style:style>
    <style:style style:name="T19" style:family="text">
      <style:text-properties officeooo:rsid="001d7f9e"/>
    </style:style>
    <style:style style:name="T20" style:family="text">
      <style:text-properties officeooo:rsid="001e9bee"/>
    </style:style>
    <style:style style:name="T21" style:family="text">
      <style:text-properties officeooo:rsid="001f92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duardo Augusto Ribeiro dos Santos <text:tab/><text:tab/><text:tab/><text:tab/>22/03/2022<text:line-break/>Introdução a computação</text:p>
      <text:p text:style-name="P1"/>
      <text:p text:style-name="P1"/>
      <text:p text:style-name="P1"/>
      <text:p text:style-name="P2">Descrição Hardware</text:p>
      <text:p text:style-name="P2"/>
      <text:p text:style-name="P2"/>
      <text:p text:style-name="P2"/>
      <text:p text:style-name="P4"><text:s/>– <text:span text:style-name="T1">Processador: </text:span><text:span text:style-name="T2">AMD Ryzen 5 2400G Vega </text:span><text:span text:style-name="T3">11</text:span><text:span text:style-name="T2"> Integrado </text:span><text:span text:style-name="T5">(GPU, Unidade de Processamento Gráfico integrado ao CPU, permitindo a ação do processamento gráfico sem a necessidade de uma placa de vídeo dedicada, porém com performance reduzida quando comparada a uma dedicada.);</text:span></text:p>
      <text:p text:style-name="P4"/>
      <text:p text:style-name="P4"><text:span text:style-name="T2">3.60 GHz </text:span><text:span text:style-name="T5">(</text:span><text:span text:style-name="T6">O processador executa 3,6 Bilhões de “ciclos” por segundo, </text:span><text:span text:style-name="T7">onde os ciclos indicam o tempo do processador receber, ler, interpretar e realizar uma instrução</text:span><text:span text:style-name="T5">)</text:span><text:span text:style-name="T2">;</text:span></text:p>
      <text:p text:style-name="P4"/>
      <text:p text:style-name="P4"><text:span text:style-name="T2">6MB Cache AM4 </text:span><text:span text:style-name="T8">(O processador possui 6MB de memória “própria” para poder executar seu raciocínio e então requisitar dados ao SSD e a RAM, acelerando a velocidade do raciocínio, uma vez que não tem de parar para pedir mais memória para a RAM. </text:span><text:span text:style-name="T12">AM4 corresponde ao modelo do soquete do chip de processador</text:span><text:span text:style-name="T8">)</text:span><text:span text:style-name="T2">;</text:span></text:p>
      <text:p text:style-name="P4"/>
      <text:p text:style-name="P4"><text:span text:style-name="T2">Quad-Core </text:span><text:span text:style-name="T9">(O processador comporta quatro núcleos, cores, para processar dados, possibilitando que execute mais tarefas simultâneas)</text:span><text:span text:style-name="T2">;</text:span></text:p>
      <text:p text:style-name="P4"/>
      <text:p text:style-name="P4"><text:span text:style-name="T4">64 Bits </text:span><text:span text:style-name="T9">(O processador consegue processar dados até 64 bits, no caso, dados de computador com até 2^64 números)</text:span><text:span text:style-name="T2">.</text:span></text:p>
      <text:p text:style-name="P3"/>
      <text:p text:style-name="P3"><text:s/>– <text:span text:style-name="T1">Cooler:</text:span></text:p>
      <text:p text:style-name="P5">Cooler Box padrão <text:span text:style-name="T10">(Ventoinha padrão do processador, utilizada para dissipar o calor do processador impedindo que esse superaqueça).</text:span></text:p>
      <text:p text:style-name="P3"/>
      <text:p text:style-name="P3"><text:s/>– <text:span text:style-name="T1">Placa Mãe:</text:span></text:p>
      <text:p text:style-name="P6">Biostar A320MH <text:span text:style-name="T11">(Modelo da Placa Mãe)</text:span>;</text:p>
      <text:p text:style-name="P6"/>
      <text:p text:style-name="P6">Socket AM4 <text:span text:style-name="T12">(</text:span><text:span text:style-name="T13">Corresponde a série de chips de processador são compatíveis com </text:span><text:span text:style-name="T14">est</text:span><text:span text:style-name="T13">a placa mãe</text:span><text:span text:style-name="T12">).</text:span></text:p>
      <text:p text:style-name="P3"/>
      <text:p text:style-name="P3"><text:s/>– <text:span text:style-name="T1">Memória (Armazenamento):</text:span></text:p>
      <text:p text:style-name="P6">SSD Pichau Gaming PG256x 240GB <text:span text:style-name="T15">(Modelo do Solid State Drive, unidade de armazenamento não volátil, que não apaga as informações salvas uma vez que é interrompido o fluxo de energia, armazena os dados digitalmente, sem a agulha e disco. Comporta até 240GB de dados)</text:span>.</text:p>
      <text:p text:style-name="P3"/>
      <text:p text:style-name="P3"><text:s/>– <text:span text:style-name="T1">Memória (RAM):</text:span></text:p>
      <text:p text:style-name="P8">Memória Crucial Ballistix <text:span text:style-name="T16">(Modelo do pente de memória RAM)</text:span>;</text:p>
      <text:p text:style-name="P8">8GB <text:span text:style-name="T16">(O pente de memória armazena até 8GB de memória para acesso e leitura “instantâneo” do processador);</text:span></text:p>
      <text:p text:style-name="P8"/>
      <text:p text:style-name="P7">DDR4 <text:span text:style-name="T16">(Double Data Rate, </text:span><text:span text:style-name="T17">indica que a memória pode enviar o dobro da taxa de transferência ao processador por ciclo. </text:span><text:span text:style-name="T18">O 4</text:span><text:span text:style-name="T17"> indica, além da “geração” de DDR, um tipo de multiplicador, quando comparado ao original</text:span><text:span text:style-name="T16">)</text:span>;</text:p>
      <text:p text:style-name="P7"/>
      <text:p text:style-name="P7">3000MHz <text:span text:style-name="T16">(O pente de memória é capaz de realizar até 3 bilhões de ciclos por segundo, enviando dados ao processador)</text:span>.</text:p>
      <text:p text:style-name="P3"><text:soft-page-break/></text:p>
      <text:p text:style-name="P3"><text:s/>– <text:span text:style-name="T1">Fonte:</text:span></text:p>
      <text:p text:style-name="P9">Nidus 500W <text:span text:style-name="T18">(A fonte </text:span><text:span text:style-name="T19">apresenta potência de até 500W de alimentação para os componentes do computador)</text:span>;</text:p>
      <text:p text:style-name="P9">Bronze 80 Plus <text:span text:style-name="T19">(O selo Bronze 80+ indica o aproveitamento e eficiência da fonte, que neste caso, já é capaz de aproveitar mais de 80% da energia “puxada” para o computador, </text:span><text:span text:style-name="T20">minimizando perdas, </text:span><text:span text:style-name="T21">economizando energia e</text:span><text:span text:style-name="T20"> aumentando o desempenho</text:span><text:span text:style-name="T19">)</text:span>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2T11:02:36.783000000</dc:date>
    <meta:editing-duration>PT1H17M5S</meta:editing-duration>
    <meta:editing-cycles>26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22" meta:word-count="393" meta:character-count="2503" meta:non-whitespace-character-count="2116"/>
  </office:meta>
</office:document-meta>
</file>